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Times New Roman"/>
    </style:style>
    <style:style style:name="T5" style:parent-style-name="DefaultParagraphFont" style:family="text">
      <style:text-properties style:font-name="Times New Roman" fo:color="#FFC000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 fo:color="#70AD47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color="#7030A0"/>
    </style:style>
    <style:style style:name="T10" style:parent-style-name="DefaultParagraphFont" style:family="text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style:font-name="Times New Roman" fo:font-weight="bold" style:font-weight-asian="bold" style:font-weight-complex="bold" fo:color="#FFC000"/>
    </style:style>
    <style:style style:name="P14" style:parent-style-name="Normal" style:family="paragraph">
      <style:text-properties style:font-name="Times New Roman" fo:font-weight="bold" style:font-weight-asian="bold" style:font-weight-complex="bold" fo:color="#70AD47"/>
    </style:style>
    <style:style style:name="P15" style:parent-style-name="Normal" style:family="paragraph">
      <style:text-properties style:font-name="Times New Roman" fo:font-weight="bold" style:font-weight-asian="bold" style:font-weight-complex="bold" fo:color="#7030A0"/>
    </style:style>
    <style:style style:name="P16" style:parent-style-name="ListParagraph" style:family="paragraph">
      <style:text-properties style:font-name="Times New Roman"/>
    </style:style>
  </office:automatic-styles>
  <office:body>
    <office:text text:use-soft-page-breaks="true">
      <text:p text:style-name="P1">Bank App</text:p>
      <text:p text:style-name="P2"/>
      <text:p text:style-name="P3">Cerință:<text:s/></text:p>
      <text:p text:style-name="P4">Creati o aplicatie bancara de tip Revolut prin care sa se poata crea utilizatori care pot interactiona intre ei prin tranzactii.</text:p>
      <text:p text:style-name="Normal"><text:span text:style-name="T5">Utilizatorul poate sa se autentifice, sa isi creeze cont</text:span><text:span text:style-name="T6">,<text:s/></text:span><text:span text:style-name="T7">sa isi urmareasca tranzactiile anterioare</text:span><text:span text:style-name="T8">,<text:s/></text:span><text:span text:style-name="T9">sa faca tranzactii cu un alt utilizator sau cu o firma</text:span><text:span text:style-name="T10">.</text:span></text:p>
      <text:p text:style-name="P11"/>
      <text:p text:style-name="P12">Planul pe Iteratii:</text:p>
      <text:p text:style-name="P13">Iteratia 1</text:p>
      <text:p text:style-name="P14">Iteratia 2</text:p>
      <text:p text:style-name="P15">Iteratia 3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LISSA-CRISTINA MESESAN</meta:initial-creator>
    <dc:creator>MELISSA-CRISTINA MESESAN</dc:creator>
    <meta:creation-date>2023-03-20T12:34:00Z</meta:creation-date>
    <dc:date>2023-04-24T09:19:00Z</dc:date>
    <meta:template xlink:href="Normal" xlink:type="simple"/>
    <meta:editing-cycles>6</meta:editing-cycles>
    <meta:editing-duration>PT74340S</meta:editing-duration>
    <meta:document-statistic meta:page-count="1" meta:paragraph-count="1" meta:word-count="53" meta:character-count="360" meta:row-count="2" meta:non-whitespace-character-count="308"/>
  </office:meta>
</office:document-meta>
</file>